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2-07_10-20-2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2-07_10-20-1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2-07_10-20-1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2-07_10-20-1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2-07_10-20-0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2-07_03-18-39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2-07_03-18-39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2-07_03-18-39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2-07_03-18-39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2-07_03-18-39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2-07_03-18-39_002.jpg</text:p>
          </table:table-cell>
          <table:table-cell table:style-name="ce3" office:value-type="string">
            <text:p>:m other / ソーテック / 弁当　完成したところ 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7-02-07_03-18-39_001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2-07_03-18-3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7-02-07_01-16-32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2-06_24-16-25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2-06_24-16-25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2-06_24-16-25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2-06_24-16-25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17-02-06_24-16-25_002.jpg</text:p>
          </table:table-cell>
          <table:table-cell table:style-name="ce3" office:value-type="string">
            <text:p>:m other / ソーテック / レビューログ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2-06_24-16-25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2017-02-06_24-16-25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2-06_23-30-3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2-06_23-30-35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2017-02-06_20-13-04_000.jpg</text:p>
          </table:table-cell>
          <table:table-cell table:style-name="ce4" office:value-type="string">
            <text:p>:m 食べた物/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2017-02-06_19-24-09_000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7-02-06_19-20-55_000.jpg</text:p>
          </table:table-cell>
          <table:table-cell table:style-name="ce3" office:value-type="string">
            <text:p>:m other / 猫不妊手術　ルート動物病院　「入院同意書」</text:p>
          </table:table-cell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2017-02-06_13-54-11_000.jpg</text:p>
          </table:table-cell>
          <table:table-cell table:style-name="ce3" office:value-type="string">
            <text:p>:m other / ソーテック / 製品 / 計測機 / NL-06 /音響校正装置　パソコンアプリ　試験結果画面　A特性、他</text:p>
          </table:table-cell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2017-02-06_11-20-19_000.jpg</text:p>
          </table:table-cell>
          <table:table-cell table:style-name="ce3" office:value-type="string">
            <text:p>:m other / ソーテック / 製品 / 計測機 / NA-25 /音響校正装置　接続　側面</text:p>
          </table:table-cell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2017-02-06_11-20-17_000.jpg</text:p>
          </table:table-cell>
          <table:table-cell table:style-name="ce3" office:value-type="string">
            <text:p>:m other / ソーテック / 製品 / 計測機 / NA-25 /音響校正装置　接続</text:p>
          </table:table-cell>
        </table:table-row>
        <table:table-row table:style-name="ro7">
          <table:table-cell office:value-type="float" office:value="30">
            <text:p>30</text:p>
          </table:table-cell>
          <table:table-cell office:value-type="string">
            <text:p>2017-02-06_11-20-13_000.jpg</text:p>
          </table:table-cell>
          <table:table-cell table:style-name="ce3" office:value-type="string">
            <text:p>:m other / ソーテック / 製品 / 計測機 / NA-25 / パソコンアプリ　レンジ設定、他</text:p>
          </table:table-cell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2017-02-06_11-15-10_000.jpg</text:p>
          </table:table-cell>
          <table:table-cell table:style-name="ce3" office:value-type="string">
            <text:p>:m other / ソーテック / 製品 / 計測機 / 実効値計測機 / 使用中　NL-02A</text:p>
          </table:table-cell>
        </table:table-row>
        <table:table-row table:style-name="ro6">
          <table:table-cell office:value-type="float" office:value="32">
            <text:p>32</text:p>
          </table:table-cell>
          <table:table-cell office:value-type="string">
            <text:p>2017-02-06_10-24-25_000.jpg</text:p>
          </table:table-cell>
          <table:table-cell table:style-name="ce3" office:value-type="string">
            <text:p>:m other / ソーテック / 製品 / 計測機 / NA-25　外観 側面</text:p>
          </table:table-cell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2017-02-06_10-24-20_000.jpg</text:p>
          </table:table-cell>
          <table:table-cell table:style-name="ce3" office:value-type="string">
            <text:p>:m other / ソーテック / 製品 / 計測機 / NA-25　外観 </text:p>
          </table:table-cell>
        </table:table-row>
        <table:table-row table:style-name="ro6">
          <table:table-cell office:value-type="float" office:value="34">
            <text:p>34</text:p>
          </table:table-cell>
          <table:table-cell office:value-type="string">
            <text:p>2017-02-06_10-04-00_000.jpg</text:p>
          </table:table-cell>
          <table:table-cell table:style-name="ce3" office:value-type="string">
            <text:p>:m other / ソーテック / 製品 / 計測機 / NL-02A　外観 　側面</text:p>
          </table:table-cell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2017-02-06_10-03-56_000.jpg</text:p>
          </table:table-cell>
          <table:table-cell table:style-name="ce3" office:value-type="string">
            <text:p>:m other / ソーテック / 製品 / 計測機 / NL-02A　外観 </text:p>
          </table:table-cell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2017-02-06_09-46-22_000.jpg</text:p>
          </table:table-cell>
          <table:table-cell table:style-name="ce3" office:value-type="string">
            <text:p>:m other / ソーテック / 安村さんのメモ　NL-02A 2*2</text:p>
          </table:table-cell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2017-02-06_09-46-14_000.jpg</text:p>
          </table:table-cell>
          <table:table-cell table:style-name="ce3" office:value-type="string">
            <text:p>:m other / ソーテック / 安村さんのメモ　NL-02A 1*2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2-06_05-46-4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2-06_05-46-4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2-06_05-46-4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6">
          <table:table-cell office:value-type="float" office:value="41">
            <text:p>41</text:p>
          </table:table-cell>
          <table:table-cell office:value-type="string">
            <text:p>2017-02-05_24-58-32_000.jpg</text:p>
          </table:table-cell>
          <table:table-cell table:style-name="ce3" office:value-type="string">
            <text:p>:m 1*1 RES / 22-1 62*65#1 / res obs / U*J / N+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2017-02-05_22-24-03_000.jpg</text:p>
          </table:table-cell>
          <table:table-cell table:style-name="ce3" office:value-type="string">
            <text:p>:m other / 宮前図書館　「受領書」　本、交換　新しいものと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2017-02-05_21-39-02_000.jpg</text:p>
          </table:table-cell>
          <table:table-cell table:style-name="ce3" office:value-type="string">
            <text:p>:m 1*1 other / コレポン / to.塚さん　大東流見学　メールアドレス、他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2017-02-05_19-47-04_000.jpg</text:p>
          </table:table-cell>
          <table:table-cell table:style-name="ce4" office:value-type="string">
            <text:p>:m 食べた物/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2017-02-05_18-17-30_000.jpg</text:p>
          </table:table-cell>
          <table:table-cell table:style-name="ce3" office:value-type="string">
            <text:p>:m music / log / kb / done / N+ </text:p>
          </table:table-cell>
        </table:table-row>
        <table:table-row table:style-name="ro7">
          <table:table-cell office:value-type="float" office:value="46">
            <text:p>46</text:p>
          </table:table-cell>
          <table:table-cell office:value-type="string">
            <text:p>2017-02-05_16-55-11_000.jpg</text:p>
          </table:table-cell>
          <table:table-cell table:style-name="ce3" office:value-type="string">
            <text:p>:m 保管場所 / 洗濯ネット / 東側、金属の棚　可動棚の前　⇒　上から1段目　左端ダンボール箱 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2017-02-05_14-26-26_000.jpg</text:p>
          </table:table-cell>
          <table:table-cell table:style-name="ce4" office:value-type="string">
            <text:p>:m 食べた物　間食 /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2017-02-05_14-23-35_000.jpg</text:p>
          </table:table-cell>
          <table:table-cell table:style-name="ce4" office:value-type="string">
            <text:p>:m 食べた物　間食 /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2017-02-05_14-17-47_000.jpg</text:p>
          </table:table-cell>
          <table:table-cell table:style-name="ce4" office:value-type="string">
            <text:p>:m 食べた物　間食 /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2017-02-05_13-53-48_000.jpg</text:p>
          </table:table-cell>
          <table:table-cell office:value-type="string">
            <text:p>-*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2017-02-05_13-45-47_000.jpg</text:p>
          </table:table-cell>
          <table:table-cell table:style-name="ce4" office:value-type="string">
            <text:p>:m 食べた物/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2-05_13-21-0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017-02-05_13-21-0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2017-02-05_13-20-5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2-05_02-16-32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2017-02-05_02-16-32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2017-02-05_02-16-3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017-02-04_23-07-4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2017-02-04_21-05-36_000.jpg</text:p>
          </table:table-cell>
          <table:table-cell table:style-name="ce4" office:value-type="string">
            <text:p>:m 食べた物　間食 /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2017-02-04_21-03-25_000.jpg</text:p>
          </table:table-cell>
          <table:table-cell table:style-name="ce4" office:value-type="string">
            <text:p>:m 食べた物　間食 /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2017-02-04_21-01-39_000.jpg</text:p>
          </table:table-cell>
          <table:table-cell table:style-name="ce4" office:value-type="string">
            <text:p>:m 食べた物　間食 /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2017-02-04_20-59-27_000.jpg</text:p>
          </table:table-cell>
          <table:table-cell table:style-name="ce4" office:value-type="string">
            <text:p>:m 食べた物　間食 /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2017-02-04_20-57-35_000.jpg</text:p>
          </table:table-cell>
          <table:table-cell table:style-name="ce4" office:value-type="string">
            <text:p>:m 食べた物　間食 /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2017-02-04_20-54-20_000.jpg</text:p>
          </table:table-cell>
          <table:table-cell table:style-name="ce4" office:value-type="string">
            <text:p>:m 食べた物　間食 /</text:p>
          </table:table-cell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2017-02-04_20-53-51_000.jpg</text:p>
          </table:table-cell>
          <table:table-cell table:style-name="ce4" office:value-type="string">
            <text:p>:m 食べた物　間食 /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2017-02-04_20-04-46_000.jpg</text:p>
          </table:table-cell>
          <table:table-cell table:style-name="ce4" office:value-type="string">
            <text:p>:m 食べた物/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2017-02-04_19-23-05_000.jpg</text:p>
          </table:table-cell>
          <table:table-cell table:style-name="ce4" office:value-type="string">
            <text:p>:m 1*1 RES / free# PYVT8X / monetary economics / 20170204_190705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2017-02-04_18-07-42_000.jpg</text:p>
          </table:table-cell>
          <table:table-cell table:style-name="ce3" office:value-type="string">
            <text:p>:m 1-2*2 RES / 245 122*4#1 / 　『気象学入門』　古川、大木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2017/02/07</text:date>, <text:time>11:15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1:15:48.49</dc:date>
    <dc:creator>岩淵 謙</dc:creator>
    <meta:generator>OpenOffice/4.1.3$Win32 OpenOffice.org_project/413m1$Build-9783</meta:generator>
    <meta:editing-duration>PT37M37S</meta:editing-duration>
    <meta:editing-cycles>26</meta:editing-cycles>
    <meta:document-statistic meta:table-count="1" meta:cell-count="207" meta:object-count="0"/>
  </office:meta>
</office:document-meta>
</file>